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config="urn:oasis:names:tc:opendocument:xmlns:config:1.0" xmlns:ooo="http://openoffice.org/2004/office" xmlns:dc="http://purl.org/dc/elements/1.1/" xmlns:fo="urn:oasis:names:tc:opendocument:xmlns:xsl-fo-compatible:1.0" xmlns:svg="urn:oasis:names:tc:opendocument:xmlns:svg-compatible: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manifest.rdf" manifest:media-type="application/rdf+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config="urn:oasis:names:tc:opendocument:xmlns:config:1.0" xmlns:ooo="http://openoffice.org/2004/office" xmlns:dc="http://purl.org/dc/elements/1.1/" xmlns:fo="urn:oasis:names:tc:opendocument:xmlns:xsl-fo-compatible:1.0" xmlns:svg="urn:oasis:names:tc:opendocument:xmlns:svg-compatible:1.0"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0pt" style:font-size-asian="10pt" style:font-size-complex="10pt"/>
    </style:style>
    <style:style style:name="P2" style:family="paragraph" style:parent-style-name="Heading_20_1">
      <style:text-properties style:font-name="Times New Roman"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ormal Demand for Immediate, Coordinated, Legally-Compliant Intervention to Support Nicholas Ballard</text:h>
      <text:p text:style-name="P1"/>
      <text:p text:style-name="P1">To: Ms. Nancy Dinolfo, Superintendent, Halton Catholic District School Board</text:p>
      <text:p text:style-name="P1">Cc: Ms. Helena Karabela (Trustee), Ms. Lafleur (SERT), others....?</text:p>
      <text:p text:style-name="P1">From: Christine Ballard</text:p>
      <text:p text:style-name="P1"/>
      <text:p text:style-name="P1">Subject: Formal Demand for Immediate, Coordinated, Legally-Compliant Intervention to Support Nicholas Ballard.</text:p>
      <text:p text:style-name="P1"/>
      <text:p text:style-name="P1">Dear Ms. Dinolfo,</text:p>
      <text:p text:style-name="P1"/>
      <text:p text:style-name="P1">I am writing to formally demand immediate, coordinated, and lawful intervention on behalf of my son, Nicholas Ballard, who is currently enrolled at Our Lady of Peace Catholic Elementary School under your Board’s jurisdiction.</text:p>
      <text:p text:style-name="P1"/>
      <text:p text:style-name="P1">This matter has now surpassed the realm of internal referral or informal school-based management. Your recent statements citing “privacy concerns” as grounds for Board-level inaction are not only inconsistent with my explicit consent, but they also contradict your responsibilities under the Ontario Human Rights Code and the Education Act. Invoking privacy in this context appears more like a strategy to avoid accountability than a legitimate legal or ethical boundary—particularly when the student’s trauma and the risk of harm have been clearly documented.</text:p>
      <text:p text:style-name="P1"/>
      <text:p text:style-name="P1">Over the last academic year, I have had numerous documented interactions with your team, including SERT Ms. Lafleur, and have spent hours discussing these issues with Trustee Helena Karabela. During one extended phone call, lasting over two hours, Trustee Karabela explicitly encouraged me to submit Nicholas’s IEP for her consideration—something I did with full awareness and consent. This legally binding document clearly outlines Nicholas’s needs for “reduced anxiety and sensory triggers”, “clear predictable routines” and “adult educators trained and responsive to his neurodivergence.”</text:p>
      <text:p text:style-name="P1"/>
      <text:p text:style-name="P1">The IEP further highlights the importance of “advance warning of changes to routine”, “verbal mediation and calming strategies,” and “short sensory breaks when needed.” Despite this, available documentation and experience indicate that these measures have either been inconsistently followed, reluctantly implemented only after repeated prompting, or altogether ignored.</text:p>
      <text:p text:style-name="P1"/>
      <text:p text:style-name="P1">Nicholas remains in a classroom with Ms. Maciel, a teacher who openly discloses her own ADHD challenges and has frequently warned her students that their behaviour might provoke what she referred to as a 'temper tantrum.' <text:s/>Instead of supporting de-escalation and stability, this classroom dynamic has exposed Nicholas to ongoing threats of escalation from the very person meant to ensure his psychological safety.</text:p>
      <text:p text:style-name="P1"/>
      <text:p text:style-name="P1">As you know, Ms. Maciel has repeatedly demonstrated a lack of understanding regarding neurodivergent behaviour. She has routinely misinterpreted verbal processing, emotional regulation struggles, and acts of self-advocacy as deliberate defiance or disrespect. <text:s/>These misinterpretations, and her punitive responses, not only undermine Nicholas’s coping strategies—they reinforce feelings of shame, fear, and alienation.</text:p>
      <text:p text:style-name="P1"/>
      <text:p text:style-name="P1">It is evident that placing Nicholas in this class was an error. The Principle's continued refusal to reassign him—despite multiple appeals—has compounded that error. <text:s/>Principal Uniake has cited that the only alternative teacher, already has a neurodivergent student, and the school social worker, Ms. Baxter, has claimed that placing two neurodivergent students in the same classroom is avoided. Yet these justifications are inconsistent with widely accepted data on neurodivergence prevalence in classrooms. No written Board policy has yet been provided to justify Ms. Uniake's decision, despite her repeated references to one.</text:p>
      <text:p text:style-name="P1"/>
      <text:p text:style-name="P1">By enforcing what may well be a non-existent policy, your administration has positioned Ms. Maciel, not as a stabilizing influence, but as a repeated trigger of psychological harm. In an email to your staff, I wrote: “At this point Nicholas is so hypersensitive to every microscopic thing, as he should be, because he's been so overwhelmed and anxious for so long. He doesn't trust many of the adults in his life because they have misunderstood his intentions behind the things he says and does so consistently, that he may have come to fear interactions altogether. His default anxiety level may be bubbling below the surface ready to react explosively at the slightest hint of a threat to his autonomy. Living inside this experience is traumatic.”</text:p>
      <text:p text:style-name="P1"/>
      <text:p text:style-name="P1">This trauma is not theoretical. HCDSB’s own Code of Conduct requires all staff to “respect the dignity of all students” and to maintain an environment “inclusive and free from discrimination.” These are not optional values—they are enforceable <text:soft-page-break/>obligations that the Board has a duty to uphold. <text:s/>Furthermore, the Ontario Human Rights Code prohibits discrimination on the basis of disability and requires accommodation to the point of undue hardship. <text:s/>The Education Act compels Boards to provide suitable educational services for students with exceptionalities. By continuing to assign Nicholas to an environment that actively undermines his well-being—and by ignoring documented directives in his IEP—your school's administration and your Board are both failing their legal duties.</text:p>
      <text:p text:style-name="P1"/>
      <text:p text:style-name="P1">We now request the immediate implementation of a coordinated plan that includes:</text:p>
      <text:p text:style-name="P1">1. Acknowledgement of the school and Board’s duty of care and the current failure to protect Nicholas.</text:p>
      <text:p text:style-name="P1">2. Reassignment to a classroom more suited to his emotional and educational profile.</text:p>
      <text:p text:style-name="P1">3. Deployment of a trained EA to support Nicholas throughout the school day.</text:p>
      <text:p text:style-name="P1">4. Environmental review of the classroom with direct reference to his IEP.</text:p>
      <text:p text:style-name="P1">5. Formation of a supervision team to conduct bi-weekly progress reviews.</text:p>
      <text:p text:style-name="P1">6. Policy review regarding the reassignment of vulnerable students in distress.</text:p>
      <text:p text:style-name="P1"/>
      <text:p text:style-name="P1">If no action is initiated within five (5) business days, we will escalate through the following channels:</text:p>
      <text:p text:style-name="P1">- A formal complaint to the Ontario Human Rights Commission.</text:p>
      <text:p text:style-name="P1">- A report to the Ontario College of Teachers regarding professional conduct.</text:p>
      <text:p text:style-name="P1">- Contact with the Office of the Ombudsman for Ontario.</text:p>
      <text:p text:style-name="P1">- Legal exploration of claims concerning negligence and discrimination.</text:p>
      <text:p text:style-name="P1">- Media engagement and advocacy through aligned parent networks.</text:p>
      <text:p text:style-name="P1"/>
      <text:p text:style-name="P1">Let me be clear: this issue will not disappear at the end of the school year. It reflects persistent systemic failures. Our involvement in supporting structural improvements at HCDSB will continue, regardless of future teacher assignments for Nicholas.</text:p>
      <text:p text:style-name="P1"/>
      <text:p text:style-name="P1">I ask that you respond promptly in writing, and copy all named parties to ensure transparency and continued documentation. </text:p>
      <text:p text:style-name="P1"/>
      <text:p text:style-name="P1">Respectfully,</text:p>
      <text:p text:style-name="P1">Christine Ballard</text:p>
      <text:p text:style-name="P1">on behalf of the Ballard family</text:p>
      <text:p>In light of the recently shared Transition Plan by the SERT team, we wish to acknowledge the steps proposed for both classroom and grade-level transitions.</text:p>
      <text:p/>
      <text:p>The Transition Plan includes the following class-to-class goals and strategies:</text:p>
      <text:p>- Nicholas will refer to the posted class schedule to transition to the next subject.</text:p>
      <text:p>- He will be given verbal prompts to prepare for each transition throughout the day.</text:p>
      <text:p>- He will follow visual or verbal countdowns as cues to help prepare for transitions.</text:p>
      <text:p>Persons Responsible: Educational Assistant, Current Classroom Teacher, SERT, Nicholas (Student)</text:p>
      <text:p>Timeline: Ongoing</text:p>
      <text:p/>
      <text:p>The Transition Plan also outlines Grade 4 to Grade 5 strategies:</text:p>
      <text:p>- Nicholas will preview social stories before the September startup.</text:p>
      <text:p>- He will review a countdown calendar before school resumes.</text:p>
      <text:p>- If possible, he will tour a Grade 5 classroom and meet his new teacher or SERT in advance.</text:p>
      <text:p>- SERT and classroom teachers will meet to discuss Nicholas' strengths and needs.</text:p>
      <text:p>- Parents will be consulted regarding the IEP.</text:p>
      <text:p>- SEA equipment will be transferred and installed in the new classroom.</text:p>
      <text:p>- Regular relationship-building check-ins and activities will occur to ease transition.</text:p>
      <text:p>- Meetings will be arranged between SERT and the new teacher to review Nicholas’ student profile, IEP, and accommodations.</text:p>
      <text:p>- Ongoing collaboration will occur to assess and adjust instructional strategies.</text:p>
      <text:p>Persons Responsible: Receiving Classroom Teacher, Parent(s)/Guardian(s), SERT, Nicholas</text:p>
      <text:p>Timeline: June–October 2025</text:p>
      <text:p/>
      <text:p>While these actions are helpful, we urge the Board to treat these strategies not as substitutes but as foundational supports alongside our requested interventions. These interventions remain necessary to resolve the current systemic and situational distress Nicholas is enduring.</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config="urn:oasis:names:tc:opendocument:xmlns:config:1.0" xmlns:ooo="http://openoffice.org/2004/office" xmlns:dc="http://purl.org/dc/elements/1.1/" xmlns:fo="urn:oasis:names:tc:opendocument:xmlns:xsl-fo-compatible:1.0" xmlns:svg="urn:oasis:names:tc:opendocument:xmlns:svg-compatible:1.0"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config="urn:oasis:names:tc:opendocument:xmlns:config:1.0" xmlns:ooo="http://openoffice.org/2004/office" xmlns:dc="http://purl.org/dc/elements/1.1/" xmlns:fo="urn:oasis:names:tc:opendocument:xmlns:xsl-fo-compatible:1.0" xmlns:svg="urn:oasis:names:tc:opendocument:xmlns:svg-compatible:1.0" office:version="1.2">
  <office:meta>
    <dc:date>2025-06-12T16:35:16.42</dc:date>
    <dc:creator>Christine Ballard</dc:creator>
    <meta:editing-duration>PT10M22S</meta:editing-duration>
    <meta:editing-cycles>2</meta:editing-cycles>
    <meta:document-statistic meta:table-count="0" meta:image-count="0" meta:object-count="0" meta:page-count="2" meta:paragraph-count="33" meta:word-count="961" meta:character-count="6561"/>
    <meta:generator>ODFPY/1.4.1</meta:generator>
  </office:meta>
</office:document-meta>
</file>